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Segoe UI" fo:font-size="33pt" fo:text-shadow="none" fo:font-weight="bold" style:font-name-asian="Segoe UI1" style:font-size-asian="33pt" style:font-weight-asian="bold" style:font-name-complex="Segoe UI1" style:font-size-complex="33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496cm" svg:x="1.524cm" svg:y="0.508cm">
          <draw:text-box>
            <text:p text:style-name="P1"><text:span text:style-name="T1">HYMN #913</text:span></text:p>
            <text:p text:style-name="P1"><text:span text:style-name="T2">“</text:span><text:span text:style-name="T2">O Holy Spirit, Enter I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92cm" svg:height="6.263cm" svg:x="1.524cm" svg:y="0.541cm">
          <draw:text-box>
            <text:p text:style-name="P1"><text:span text:style-name="T3">1.</text:span><text:span text:style-name="T4"> O Holy Spirit, enter in,</text:span><text:span text:style-name="T4"><text:line-break/></text:span><text:span text:style-name="T4">And in our hearts Your work begin,</text:span><text:span text:style-name="T4"><text:line-break/></text:span><text:span text:style-name="T4">Your dwelling place now make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4" draw:layer="layout" svg:width="24.892cm" svg:height="6.263cm" svg:x="1.524cm" svg:y="0.595cm">
          <draw:text-box>
            <text:p text:style-name="P1"><text:span text:style-name="T4">Sun of the soul, O Light divine,</text:span></text:p>
            <text:p text:style-name="P1"><text:span text:style-name="T4">Around and in us brightly shine,</text:span><text:span text:style-name="T4"><text:line-break/></text:span><text:span text:style-name="T5">To joy and gladness wake u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4" draw:layer="layout" svg:width="25.4cm" svg:height="7.011cm" svg:x="1.27cm" svg:y="0.609cm">
          <draw:text-box>
            <text:p text:style-name="P1"><text:span text:style-name="T5"><text:s/></text:span><text:span text:style-name="T4">That we may be</text:span><text:span text:style-name="T4"><text:line-break/></text:span><text:span text:style-name="T4">Truly living, To You giving,</text:span></text:p>
            <text:p text:style-name="P1"><text:span text:style-name="T4">Prayer unceasing</text:span><text:span text:style-name="T4"><text:line-break/></text:span><text:span text:style-name="T4">And in love be still increa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7" draw:layer="layout" svg:width="24.892cm" svg:height="6.263cm" svg:x="1.524cm" svg:y="0.663cm">
          <draw:text-box>
            <text:p text:style-name="P6"><text:span text:style-name="T6">2.</text:span><text:span text:style-name="T7"> Give to Your Word impressive pow’r,</text:span><text:span text:style-name="T7"><text:line-break/></text:span><text:span text:style-name="T7">That in our hearts from this good hour</text:span><text:span text:style-name="T7"><text:line-break/></text:span><text:span text:style-name="T7">As fire it may be glow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7" draw:layer="layout" svg:width="24.892cm" svg:height="6.263cm" svg:x="1.524cm" svg:y="0.595cm">
          <draw:text-box>
            <text:p text:style-name="P6"><text:span text:style-name="T7">That in true Christian unity</text:span></text:p>
            <text:p text:style-name="P6"><text:span text:style-name="T7">We faithful witnesses may be,</text:span><text:span text:style-name="T7"><text:line-break/></text:span><text:span text:style-name="T7">Your glory ever show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8" draw:layer="layout" svg:width="24.892cm" svg:height="7.766cm" svg:x="1.478cm" svg:y="0.668cm">
          <draw:text-box>
            <text:p text:style-name="P6"><text:span text:style-name="T7">Hear us, cheer us By Your teaching; </text:span></text:p>
            <text:p text:style-name="P6"><text:span text:style-name="T7">Let our preaching And our labor</text:span><text:span text:style-name="T7"><text:line-break/></text:span><text:span text:style-name="T7">Praise You, Lord, and serve our neighb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6" draw:text-style-name="P10" draw:layer="layout" svg:width="24.892cm" svg:height="5.628cm" svg:x="1.524cm" svg:y="0.722cm">
          <draw:text-box>
            <text:p text:style-name="P9"><text:span text:style-name="T7">3. O mighty Rock, O Source of life,</text:span></text:p>
            <text:p text:style-name="P9"><text:span text:style-name="T7">Let Your dear Word, in doubt and strife,</text:span></text:p>
            <text:p text:style-name="P9"><text:span text:style-name="T7">In us be strongly bur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7" draw:text-style-name="P10" draw:layer="layout" svg:width="24.892cm" svg:height="5.374cm" svg:x="1.546cm" svg:y="0.524cm">
          <draw:text-box>
            <text:p text:style-name="P9"><text:span text:style-name="T7">That we be faithful unto death</text:span></text:p>
            <text:p text:style-name="P9"><text:span text:style-name="T7">And live in love and holy faith,</text:span></text:p>
            <text:p text:style-name="P9"><text:span text:style-name="T7">From You true wisdom lear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8" draw:text-style-name="P12" draw:layer="layout" svg:width="24.892cm" svg:height="11.71cm" svg:x="1.248cm" svg:y="0.606cm">
          <draw:text-box>
            <text:p text:style-name="P9"><text:span text:style-name="T7">Your grace and peace, On us shower;</text:span></text:p>
            <text:p text:style-name="P9"><text:span text:style-name="T7">By Your power, Christ confessing,</text:span></text:p>
            <text:p text:style-name="P9"><text:span text:style-name="T7">Let us see our Savior’s blessing.</text:span></text:p>
            <text:p text:style-name="P11"><text:span text:style-name="T8"/></text:p>
            <text:p text:style-name="P11"><text:span text:style-name="T8"/></text:p>
            <text:p text:style-name="P11"><text:span text:style-name="T9"/></text:p>
            <text:p text:style-name="P11"><text:span text:style-name="T9"><text:s text:c="12"/></text:span><text:span text:style-name="T9">Public domain</text:span></text:p>
            <text:p text:style-name="P11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3:07:32.309000000</meta:creation-date>
    <dc:title>Hymn template</dc:title>
    <meta:editing-duration>PT13M4S</meta:editing-duration>
    <meta:editing-cycles>12</meta:editing-cycles>
    <meta:generator>LibreOffice/6.1.3.2$Windows_X86_64 LibreOffice_project/86daf60bf00efa86ad547e59e09d6bb77c699acb</meta:generator>
    <meta:initial-creator>Arthur Hoch</meta:initial-creator>
    <dc:date>2019-01-20T14:04:35.207000000</dc:date>
    <meta:document-statistic meta:object-count="171"/>
    <meta:template xlink:type="simple" xlink:actuate="onRequest" xlink:title="Hymn template" xlink:href="../../AppData/Roaming/LibreOffice/4/user/template/Worship%20Templsates/Hymn%20template.otp" meta:date="2015-05-22T13:07:32.059000000"/>
  </office:meta>
</office:document-meta>
</file>